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 style:list-style-name="WW8Num12">
      <style:text-properties fo:language="nb" fo:country="NO"/>
    </style:style>
    <style:style style:name="P3" style:family="paragraph" style:parent-style-name="Standard">
      <style:text-properties fo:color="#ff0000" style:font-name="Arial Narrow" fo:language="nb" fo:country="NO"/>
    </style:style>
    <style:style style:name="P4" style:family="paragraph" style:parent-style-name="Standard">
      <style:text-properties style:font-name="Arial Narrow"/>
    </style:style>
    <style:style style:name="P5" style:family="paragraph" style:parent-style-name="Standard">
      <style:text-properties style:font-name="Arial Narrow" fo:language="nb" fo:country="NO"/>
    </style:style>
    <style:style style:name="P6" style:family="paragraph" style:parent-style-name="Standard" style:list-style-name="WW8Num12">
      <style:text-properties style:font-name="Arial Narrow" fo:language="nb" fo:country="NO"/>
    </style:style>
    <style:style style:name="P7" style:family="paragraph" style:parent-style-name="Standard">
      <style:text-properties style:font-name="Arial Narrow" fo:font-size="12pt" fo:language="nb" fo:country="NO" style:font-size-asian="12pt" style:font-size-complex="12pt"/>
    </style:style>
    <style:style style:name="P8" style:family="paragraph" style:parent-style-name="Standard" style:list-style-name="WW8Num12">
      <style:text-properties style:font-name="Arial Narrow"/>
    </style:style>
    <style:style style:name="P9" style:family="paragraph" style:parent-style-name="Standard">
      <style:text-properties style:font-name="Arial Narrow" fo:font-size="12pt" fo:language="nb" fo:country="NO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11" style:family="paragraph" style:parent-style-name="Heading_20_2">
      <style:text-properties style:font-name="Arial" fo:font-size="16pt" fo:language="nb" fo:country="NO" fo:font-style="normal" style:font-size-asian="16pt" style:font-style-asian="normal" style:font-size-complex="16pt" style:font-style-complex="normal"/>
    </style:style>
    <style:style style:name="P12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font-size="16pt" fo:language="nb" fo:country="NO" fo:font-style="normal" style:font-size-asian="16pt" style:font-style-asian="normal" style:font-size-complex="16pt" style:font-style-complex="normal"/>
    </style:style>
    <style:style style:name="T1" style:family="text">
      <style:text-properties fo:language="nb" fo:country="NO"/>
    </style:style>
    <style:style style:name="T2" style:family="text">
      <style:text-properties style:font-name="Arial Narrow" fo:language="nb" fo:country="N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«Legg til» arbeidsordre</text:h>
      <text:p text:style-name="P1"/>
      <text:p text:style-name="P5">Ved opprettelse av ny arbeidsordre arver arbeidsordren opplysninger fra Prosjektet denne er knyttet til. </text:p>
      <text:p text:style-name="P5">Noen opplysninger er ikke editerbare;</text:p>
      <text:list xml:id="list28426158" text:style-name="WW8Num12">
        <text:list-item>
          <text:p text:style-name="P6">Prosjektets ID nr og navn</text:p>
        </text:list-item>
        <text:list-item>
          <text:p text:style-name="P6">Lokaliseringen prosjektet/arbeidsordren er knyttet til </text:p>
        </text:list-item>
        <text:list-item>
          <text:p text:style-name="P6">Koordinator for prosjektet/arbeidsordren</text:p>
        </text:list-item>
      </text:list>
      <text:p text:style-name="P5"/>
      <text:p text:style-name="P5">I tillegg arves følgende opplysninger fra prosjektet, som er editerbare;</text:p>
      <text:list xml:id="list32218029" text:continue-numbering="true" text:style-name="WW8Num12">
        <text:list-item>
          <text:p text:style-name="P6">Tittel på prosjektet er default for arbeidsordren – tilpass denne etter behov</text:p>
        </text:list-item>
        <text:list-item>
          <text:p text:style-name="P6">Beskrivende tekster er kopiert fra prosjektet, og må tilpasses etter behov</text:p>
        </text:list-item>
        <text:list-item>
          <text:p text:style-name="P6">Start- og sluttdato</text:p>
        </text:list-item>
      </text:list>
      <text:p text:style-name="P5"/>
      <text:p text:style-name="P5">For å få lagret arbeidsordren må i tillegg følgende opplysninger registreres;</text:p>
      <text:list xml:id="list32207241" text:continue-numbering="true" text:style-name="WW8Num12">
        <text:list-item>
          <text:p text:style-name="P6">Status under mappe Generelt</text:p>
        </text:list-item>
        <text:list-item>
          <text:p text:style-name="P6">Kategori under mappe Budsjett og frister</text:p>
        </text:list-item>
        <text:list-item>
          <text:p text:style-name="P6">Budsjettkonto under mappe Budsjetter og frister</text:p>
        </text:list-item>
      </text:list>
      <text:p text:style-name="P5"/>
      <text:p text:style-name="P7">Bla gjennom mappene og registrer øvrige opplysninger som er aktuelle.</text:p>
      <text:p text:style-name="P7"/>
      <text:p text:style-name="P7">Husk å klikke «Lagre» for å opprette arbeidsordren For å kansellere registreringene klikk «Avslutt» eller en annen modul i tremenyen helt til venstre.</text:p>
      <text:p text:style-name="P7"/>
      <text:p text:style-name="P7">Dersom du trenger godkjennelse fra din leder/sjef før prosjektet kan igangsettes merk av for boks «Be om godkjenning» i mappe «Generelt». Se egen oversikt under menyen «Hjemme» oppe til høyre i skjermbildet for dine prosjekt/arbeidsordre til godkjenning (saksbehandler) eller prosjekt/arbeidsordre til godkjenning (leder/sjef).</text:p>
      <text:p text:style-name="P7"/>
      <text:p text:style-name="P5"/>
      <text:h text:style-name="P12" text:outline-level="2">«Editere» arbeidsordre</text:h>
      <text:p text:style-name="P1"/>
      <text:p text:style-name="P5">Opplysninger fra prosjektet arbeidsordren er knyttet til, kan ikke endres i skjermbilde for editer arbeidsordre.</text:p>
      <text:p text:style-name="P5">Utførte endringer på arbeidsordren registreres under mappe «Historikk».</text:p>
      <text:p text:style-name="P5"/>
      <text:p text:style-name="P5">Følgende opplysninger som arves fra prosjektet kan endres på arbeidsordre;</text:p>
      <text:list xml:id="list32221163" text:continue-numbering="true" text:style-name="WW8Num12">
        <text:list-item>
          <text:p text:style-name="P6">Tittel og beskrivende tekster</text:p>
        </text:list-item>
        <text:list-item>
          <text:p text:style-name="P8"><text:span text:style-name="T1">Status på arbeidsordren endres manuelt i henhold til fremdrift i behandlingen/gjennomføringen av denne. Husk å be</text:span><text:span text:style-name="T1">krefte endring i status i egen avmerkingsboks</text:span></text:p>
        </text:list-item>
        <text:list-item>
          <text:p text:style-name="P8"><text:span text:style-name="T1">Start- og sluttdato</text:span></text:p>
        </text:list-item>
      </text:list>
      <text:p text:style-name="P4"><text:span text:style-name="T1"/></text:p>
      <text:p text:style-name="P4"><text:span text:style-name="T1">Bla gjennom mapper for eventuelt andre endringer eller tillegg til registrerte opplysninger på arbeidsordren.</text:span></text:p>
      <text:p text:style-name="P5"/>
      <text:p text:style-name="P5">Husk å lagre eventuelle endringer ved å klikke «Lagre», eventuelt klikk «Avslutt» eller lenke til en modul i tremenyen helt til venstre for å kansellere registreringer.</text:p>
      <text:p text:style-name="P5"/>
      <text:p text:style-name="P7">Arbeidsordren kan kopieres ved å krysse av i avmerkingsboks «Kopier arbeidsordre» under mappe Generelt. Den <text:soft-page-break/>nye arbeidsordren får egen ID nr ved lagring. </text:p>
      <text:p text:style-name="P7"/>
      <text:p text:style-name="P5">Klilkk «Kalkuler arbeidsordren», dersom denne skal detaljeres i poster.</text:p>
      <text:p text:style-name="P5">Dersom arbeidsordren/bestillingen er klar og godkjent for effektuering sendes denne til valgt leverandør ved å klikke boksen «Send» øverst i skjermbildet. Velg mottaker fra predefinert oversikt for den aktuelle leverandøren, eventuelt skriv inn og lagre riktig e-postmottaker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4-04T08:33:17</meta:creation-date>
    <dc:creator>knut vidar olsen</dc:creator>
    <dc:date>2009-09-11T12:10:01.91</dc:date>
    <dc:language>en-US</dc:language>
    <meta:editing-cycles>11</meta:editing-cycles>
    <meta:editing-duration>PT03H53M11S</meta:editing-duration>
    <meta:document-statistic meta:table-count="0" meta:image-count="0" meta:object-count="0" meta:page-count="2" meta:paragraph-count="29" meta:word-count="359" meta:character-count="2539"/>
    <meta:user-defined meta:name="Info 1"/>
    <meta:user-defined meta:name="Info 2"/>
    <meta:user-defined meta:name="Info 3"/>
    <meta:user-defined meta:name="Info 4"/>
  </office:meta>
</office:document-meta>
</file>